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style:font-size-asian="14pt" style:font-size-complex="14pt"/>
    </style:style>
    <style:style style:name="P9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10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</style:style>
    <style:style style:name="P11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T12" style:family="text">
      <style:text-properties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9970f6c-4995-b6c2-ab17-ba1abc09ffa5"/>EA876 - Trabalho 1</text:p>
      <text:p text:style-name="P5">O problema com o qual vamos lidar neste trabalho é a geração de código em linguagem assembly. Vamos usar assembly de ARM, unicamente pelo motivo de existir um simulador livre, multiplataforma e fácil de usar (você provavelmente verá que mudar de arquitetura para AVR ou x86 é muito simples).</text:p>
      <text:p text:style-name="P5"/>
      <text:p text:style-name="P5">O programa a ser gerado deve converter expressões matemáticas para um código ARM equivalente.</text:p>
      <text:p text:style-name="P8"/>
      <text:p text:style-name="P3">Restrições e anotações</text:p>
      <text:list xml:id="list632860902" text:style-name="L2">
        <text:list-item>
          <text:p text:style-name="P17"><text:span text:style-name="T1">Este trabalho tem o objetivo exercitar a conversão de código em uma linguagem (expressões matemáticas) para outra (assembly ARM).</text:span></text:p>
        </text:list-item>
        <text:list-item>
          <text:p text:style-name="P17"><text:span text:style-name="T1">O código assembly deverá executar no simulador Visual, disponível online em </text:span><text:a xlink:type="simple" xlink:href="https://salmanarif.bitbucket.io/visual/"><text:span text:style-name="T1">https://salmanarif.bitbucket.io/visual/</text:span></text:a><text:span text:style-name="T1">. Trata-se de um subconjunto das instruções ARM.</text:span></text:p>
        </text:list-item>
        <text:list-item>
          <text:p text:style-name="P17"><text:span text:style-name="T1">Você não deve “otimizar” seu código simplificando a expressão, e sim gerá-lo de forma a executar todas as operações.</text:span></text:p>
        </text:list-item>
        <text:list-item>
          <text:p text:style-name="P11">O grupo deverá implementar sua solução usando Lex/Flex, Yacc/Bison e C.</text:p>
        </text:list-item>
        <text:list-item>
          <text:p text:style-name="P11">O resultado final da expressão deve ser guardado no registrador de propósito geral R0.</text:p>
        </text:list-item>
        <text:list-item>
          <text:p text:style-name="P11">A calculadora deve suportar soma, subtração, parênteses e multiplicação.</text:p>
        </text:list-item>
        <text:list-item>
          <text:p text:style-name="P11">No lugar da multiplicação (ou, se o grupo quiser, em adição a ela), o grupo pode optar por implementar a divisão inteira, o operador resto de divisão ou outro operador matemático que não corresponda diretamente a uma instrução específica da arquitetura ARM.</text:p>
        </text:list-item>
      </text:list>
      <text:p text:style-name="P1"/>
      <text:p text:style-name="P3">O que entregar</text:p>
      <text:list xml:id="list757594829" text:style-name="L7">
        <text:list-item>
          <text:p text:style-name="P15"><text:soft-page-break/>O código-fonte deverá ser entregue comentado de forma que seja possível entender o raciocínio do grupo através dos comentários.</text:p>
        </text:list-item>
        <text:list-item>
          <text:p text:style-name="P15">Um arquivo Makefile e instruções de uso para permitir testar o programa enviado.</text:p>
        </text:list-item>
        <text:list-item>
          <text:p text:style-name="P20"><text:span text:style-name="T1">O grupo deverá entregar um relatório curto (de até 1 página, em formato coluna dupla), em formato </text:span><text:span text:style-name="T12">PDF</text:span><text:span text:style-name="T1">.</text:span></text:p>
        </text:list-item>
        <text:list-item>
          <text:p text:style-name="P20"><text:span text:style-name="T1">O código e o relatório deverão ser entregues num arquivo .zip através do sistema do Classroom. Por favor, deixe o relatório num diretório chamado </text:span><text:span text:style-name="T12">doc</text:span><text:span text:style-name="T1"> os códigos fontes num diretório chamado </text:span><text:span text:style-name="T12">src</text:span><text:span text:style-name="T1"> e o Makefile no diretório raiz.</text:span></text:p>
        </text:list-item>
      </text:list>
      <text:p text:style-name="P16"><text:span text:style-name="T1"/></text:p>
      <text:p text:style-name="P3">Sobre o relatório</text:p>
      <text:p text:style-name="P4"><text:span text:style-name="T5">O relatório é um texto </text:span><text:span text:style-name="T7">científico</text:span><text:span text:style-name="T3"> </text:span><text:span text:style-name="T5">e </text:span><text:span text:style-name="T7">objetivo</text:span><text:span text:style-name="T3"> e </text:span><text:span text:style-name="T8">auto-contido</text:span><text:span text:style-name="T3"> </text:span><text:span text:style-name="T5">que tem o propósito de mostrar que a solução adotada pelo grupo é relevante e correta. Ele deve ser divido em três partes:</text:span></text:p>
      <text:list xml:id="list749452960" text:style-name="L4">
        <text:list-item>
          <text:p text:style-name="P13">Introdução: como o problema foi modelado computacionalmente (por exemplo: por que algumas partes do problema são resolvidas com RegEx?)</text:p>
        </text:list-item>
        <text:list-item>
          <text:p text:style-name="P13">Método: como a solução funciona, de maneira tal que possa ser re-implementada por outro grupo.</text:p>
        </text:list-item>
        <text:list-item>
          <text:p text:style-name="P13">Resultados: como o grupo avaliou que sua solução funciona.</text:p>
        </text:list-item>
      </text:list>
      <text:p text:style-name="P1"/>
      <text:p text:style-name="P4"><text:span text:style-name="T5">O que </text:span><text:span text:style-name="T6">não</text:span><text:span text:style-name="T3"> </text:span><text:span text:style-name="T5">colocar no relatório:</text:span></text:p>
      <text:list xml:id="list1429092231" text:style-name="L5">
        <text:list-item>
          <text:p text:style-name="P14">Frases especulativas. Toda frase do relatório deve ser uma citação da literatura, ou uma observação direta, ou o resultado de um raciocínio, ou parte do senso comum.</text:p>
        </text:list-item>
        <text:list-item>
          <text:p text:style-name="P19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4">Demonstrações de teoremas e outros raciocínios muito longos: nesse caso, é melhor citar a conclusão que está usando e indicar a referência de <text:soft-page-break/>onde tirou.</text:p>
        </text:list-item>
        <text:list-item>
          <text:p text:style-name="P14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3">Datas importantes</text:p>
      <text:p text:style-name="P4"><text:span text:style-name="T6">10/abril:</text:span><text:span text:style-name="T3"> dia de conferência sobre o trabalho. Neste dia, cada grupo deve mostrar à sala como funciona sua proposta de solução. Os grupos deverão fazer perguntas e pedir esclarecimentos uns aos outros, e o objetivo da sala toda é que todos saiam da sala, nesse dia, com um plano consistente para a solução do trabalho.</text:span></text:p>
      <text:p text:style-name="P4"><text:span text:style-name="T6">24/abril:</text:span><text:span text:style-name="T3"> </text:span><text:span text:style-name="T5">faremos um dia de revisão do relatório em sala. Cada dupla deve trazer duas cópias físicas do seu relatório, pois analisaremos os relatórios uns dos outros.</text:span></text:p>
      <text:p text:style-name="P4"><text:span text:style-name="T6">03/maio:</text:span><text:span text:style-name="T3"> </text:span><text:span text:style-name="T5">entrega final do código e do relatório. Este relatório deverá incorporar as modificações propostas na aula do dia 24/abril. O prazo de entrega é às 23h59min.</text:span></text:p>
      <text:p text:style-name="P1"/>
      <text:p text:style-name="P3">Notas</text:p>
      <text:p text:style-name="P5">O trabalho receberá nota em três quesitos:</text:p>
      <text:list xml:id="list790393588" text:style-name="L6">
        <text:list-item>
          <text:p text:style-name="P6">30% da nota será referente à participação no dia de discussão (23/maio). A nota será dada da seguinte forma:</text:p>
          <text:list>
            <text:list-item>
              <text:p text:style-name="P6">10 – se o grupo apresentou uma proposta factível de solução ou encontrou uma solução factível durante a aula (a tempo de apresentar), e entende as ferramentas ou técnicas que deverão ser usadas para solucionar os problemas principais que serão encontrados:</text:p>
              <text:list>
                <text:list-item>
                  <text:p text:style-name="P10"><text:span text:style-name="T9">Como o processo de filtragem será dividido em múltiplas threads/processos?</text:span></text:p>
                </text:list-item>
                <text:list-item>
                  <text:p text:style-name="P6">Quais condições de corrida aparecerão? Como é possível evitá-las?</text:p>
                </text:list-item>
                <text:list-item>
                  <text:p text:style-name="P6"><text:soft-page-break/>Como lidar com pixels que estão na borda da imagem?</text:p>
                </text:list-item>
                <text:list-item>
                  <text:p text:style-name="P10"><text:span text:style-name="T9">É possível implementar o filtro </text:span><text:span text:style-name="T11">in place</text:span><text:span text:style-name="T9">, ou será preciso usar um espaço de memória auxiliar?</text:span></text:p>
                  <text:p text:style-name="P6"/>
                </text:list-item>
              </text:list>
            </text:list-item>
            <text:list-item>
              <text:p text:style-name="P6">5 – se o grupo apresentou um esboço de solução, mas que ignora problemas importantes, que podem trazer problemas ao grupo no futuro.</text:p>
            </text:list-item>
            <text:list-item>
              <text:p text:style-name="P6">0 – se o grupo não apresentou proposta de solução ou se a proposta de solução apresentada está fora do tema.</text:p>
            </text:list-item>
          </text:list>
        </text:list-item>
        <text:list-item>
          <text:p text:style-name="P6">40% da nota será referente ao relatório final, conforme a grade de correção divulgada e conhecida por todos. Haverá um dia de revisão do relatório.</text:p>
        </text:list-item>
        <text:list-item>
          <text:p text:style-name="P6">40% da nota será referente ao código, que inicia em 10 e considera os seguintes descontos:</text:p>
          <text:list>
            <text:list-item>
              <text:p text:style-name="P6">-10 se o programa não compila ou não executa (ele será testado em máquinas Linux!)</text:p>
            </text:list-item>
            <text:list-item>
              <text:p text:style-name="P6">-4 para cada versão não implementada (devem ser entregues as versões multi-thread, multi-processo e em linha de execução única).</text:p>
            </text:list-item>
            <text:list-item>
              <text:p text:style-name="P6">-2 se não há script de teste</text:p>
            </text:list-item>
            <text:list-item>
              <text:p text:style-name="P6">-2 se não há instruções para execução</text:p>
            </text:list-item>
            <text:list-item>
              <text:p text:style-name="P6">-2 se o programa tem bugs que poderiam ser resolvidos facilmente (exemplo: overflow nos pixels levando a aberrações cromáticas)</text:p>
            </text:list-item>
            <text:list-item>
              <text:p text:style-name="P10"><text:span text:style-name="T9">+2 se o comando </text:span><text:span text:style-name="T11">make test </text:span><text:span text:style-name="T10">compila o programa, executa automaticamente todos os testes e imprime na tela os resultados de todos os testes.</text:span></text:p>
            </text:list-item>
          </text:list>
        </text:list-item>
      </text:list>
      <text:p text:style-name="P5"><text:tab/></text:p>
      <text:p text:style-name="P9"><text:span text:style-name="T9"><text:tab/>A nota final será a média ponderada das notas de cada etapa se todas forem maiores que 3. Caso alguma nota seja menor que 3, a nota do projeto será igual à menor nota entre as etapas.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3-21T14:22:57</meta:creation-date>
    <dc:date>2019-02-26T22:00:11</dc:date>
    <dc:creator>Tiago Tavares</dc:creator>
    <meta:editing-duration>PT15H51M49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4" meta:paragraph-count="50" meta:word-count="952" meta:character-count="5607"/>
  </office:meta>
</office:document-meta>
</file>